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9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2.0945in"/>
    </style:style>
    <style:style style:name="co4" style:family="table-column">
      <style:table-column-properties fo:break-before="auto" style:column-width="1.7272in"/>
    </style:style>
    <style:style style:name="co5" style:family="table-column">
      <style:table-column-properties fo:break-before="auto" style:column-width="2.9201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2.67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74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99in" fo:break-before="auto" style:use-optimal-row-height="true"/>
    </style:style>
    <style:style style:name="ro6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justify" fo:margin-left="0in"/>
    </style:style>
    <style:style style:name="ce2" style:family="table-cell" style:parent-style-name="Default">
      <style:table-cell-properties fo:background-color="#66ff66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justify" fo:margin-left="0in"/>
    </style:style>
    <style:style style:name="ce4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99ff99"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99ff99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99ff99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cc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ccffc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ffcc" style:text-align-source="fix" style:repeat-content="false" fo:border="0.0008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99ff99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ff99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99ff99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ccffcc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ccffcc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ffcc" style:text-align-source="fix" style:repeat-content="false" fo:border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99" style:text-align-source="fix" style:repeat-content="false" fo:border="0.0008in solid #000000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justify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justify" fo:margin-left="0in"/>
    </style:style>
    <style:style style:name="ce26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justify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30" style:family="table-cell" style:parent-style-name="Default">
      <style:table-cell-properties fo:background-color="#66ccff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00"/>
    </style:style>
    <style:style style:name="ce36" style:family="table-cell" style:parent-style-name="Default">
      <style:table-cell-properties fo:background-color="#ff3333"/>
    </style:style>
  </office:automatic-styles>
  <office:body>
    <office:spreadsheet>
      <table:content-validations>
        <table:content-validation table:name="val1" table:condition="of:cell-content-is-in-list(Status)" table:allow-empty-cell="true" table:display-list="unsorted" table:base-cell-address="User.E1"/>
      </table:content-validations>
      <table:table table:name="User" table:style-name="ta1" table:print="false">
        <table:table-column table:style-name="co1" table:default-cell-style-name="ce3"/>
        <table:table-column table:style-name="co1" table:default-cell-style-name="ce11"/>
        <table:table-column table:style-name="co2" table:default-cell-style-name="ce11"/>
        <table:table-column table:style-name="co3" table:default-cell-style-name="ce2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6" table:default-cell-style-name="ce28"/>
        <table:table-row table:style-name="ro1">
          <table:table-cell table:style-name="ce1" office:value-type="string">
            <text:p>User group</text:p>
          </table:table-cell>
          <table:table-cell table:style-name="ce4" office:value-type="string">
            <text:p>Test case #</text:p>
          </table:table-cell>
          <table:table-cell table:style-name="ce4" office:value-type="string">
            <text:p>Function requirement #</text:p>
          </table:table-cell>
          <table:table-cell table:style-name="ce12" office:value-type="string">
            <text:p>Summary</text:p>
          </table:table-cell>
          <table:table-cell table:style-name="ce22" office:value-type="string">
            <text:p>Steps</text:p>
          </table:table-cell>
          <table:table-cell table:style-name="ce22" office:value-type="string">
            <text:p>Expected result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Notes</text:p>
          </table:table-cell>
          <table:table-cell table:style-name="ce26" table:number-columns-repeated="1016"/>
        </table:table-row>
        <table:table-row table:style-name="ro2">
          <table:table-cell table:style-name="ce2" office:value-type="string" table:number-columns-spanned="1" table:number-rows-spanned="17">
            <text:p>User</text:p>
          </table:table-cell>
          <table:table-cell table:style-name="ce5" office:value-type="string" table:number-columns-spanned="1" table:number-rows-spanned="3">
            <text:p>T010</text:p>
          </table:table-cell>
          <table:table-cell table:style-name="ce5" office:value-type="string" table:number-columns-spanned="1" table:number-rows-spanned="3">
            <text:p>F010</text:p>
          </table:table-cell>
          <table:table-cell table:style-name="ce13" office:value-type="string" table:number-columns-spanned="1" table:number-rows-spanned="3">
            <text:p>Open profile site</text:p>
          </table:table-cell>
          <table:table-cell table:style-name="ce23" office:value-type="string">
            <text:p>Login</text:p>
          </table:table-cell>
          <table:table-cell table:style-name="ce23" office:value-type="string">
            <text:p>Button My Profile is displayed</text:p>
          </table:table-cell>
          <table:table-cell table:style-name="ce23" table:content-validation-name="val1"/>
          <table:table-cell table:style-name="ce23"/>
          <table:table-cell table:style-name="ce27" table:number-columns-repeated="1016"/>
        </table:table-row>
        <table:table-row table:style-name="ro3">
          <table:covered-table-cell/>
          <table:covered-table-cell table:number-columns-repeated="2" table:style-name="ce6"/>
          <table:covered-table-cell table:style-name="ce14"/>
          <table:table-cell office:value-type="string">
            <text:p>Click My Profile</text:p>
          </table:table-cell>
          <table:table-cell office:value-type="string">
            <text:p>Profile site is displayed: user name, requests list, my resources button</text:p>
          </table:table-cell>
          <table:table-cell table:content-validation-name="val1"/>
          <table:table-cell table:number-columns-repeated="1017"/>
        </table:table-row>
        <table:table-row table:style-name="ro2">
          <table:covered-table-cell/>
          <table:covered-table-cell table:number-columns-repeated="2" table:style-name="ce7"/>
          <table:covered-table-cell table:style-name="ce15"/>
          <table:table-cell table:style-name="ce25" office:value-type="string">
            <text:p>Log out</text:p>
          </table:table-cell>
          <table:table-cell table:style-name="ce25" office:value-type="string">
            <text:p>Profile site can't be open</text:p>
          </table:table-cell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4">
          <table:covered-table-cell/>
          <table:table-cell table:style-name="ce8" office:value-type="string" table:number-columns-spanned="1" table:number-rows-spanned="3">
            <text:p>T020</text:p>
          </table:table-cell>
          <table:table-cell table:style-name="ce8" office:value-type="string" table:number-columns-spanned="1" table:number-rows-spanned="3">
            <text:p>F020</text:p>
          </table:table-cell>
          <table:table-cell table:style-name="ce16" office:value-type="string" table:number-columns-spanned="1" table:number-rows-spanned="3">
            <text:p>Edit nam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covered-table-cell table:number-columns-repeated="2" table:style-name="ce9"/>
          <table:covered-table-cell table:style-name="ce17"/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covered-table-cell table:number-columns-repeated="2" table:style-name="ce8"/>
          <table:covered-table-cell table:style-name="ce16"/>
          <table:table-cell table:style-name="ce25" table:number-columns-repeated="2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4">
          <table:covered-table-cell/>
          <table:table-cell table:style-name="ce7" office:value-type="string" table:number-columns-spanned="1" table:number-rows-spanned="4">
            <text:p>T030</text:p>
          </table:table-cell>
          <table:table-cell table:style-name="ce7" office:value-type="string" table:number-columns-spanned="1" table:number-rows-spanned="4">
            <text:p>F030</text:p>
          </table:table-cell>
          <table:table-cell table:style-name="ce15" office:value-type="string" table:number-columns-spanned="1" table:number-rows-spanned="4">
            <text:p>Open My resources 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covered-table-cell table:number-columns-repeated="2" table:style-name="ce6"/>
          <table:covered-table-cell table:style-name="ce14"/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covered-table-cell table:number-columns-repeated="2" table:style-name="ce6"/>
          <table:covered-table-cell table:style-name="ce14"/>
          <table:table-cell table:number-columns-repeated="2"/>
          <table:table-cell table:content-validation-name="val1"/>
          <table:table-cell table:number-columns-repeated="1017"/>
        </table:table-row>
        <table:table-row table:style-name="ro4">
          <table:covered-table-cell/>
          <table:covered-table-cell table:number-columns-repeated="2" table:style-name="ce7"/>
          <table:covered-table-cell table:style-name="ce15"/>
          <table:table-cell table:style-name="ce25" table:number-columns-repeated="2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1">
          <table:covered-table-cell/>
          <table:table-cell table:style-name="ce10" office:value-type="string">
            <text:p>T040</text:p>
          </table:table-cell>
          <table:table-cell table:style-name="ce10" office:value-type="string">
            <text:p>F040</text:p>
          </table:table-cell>
          <table:table-cell table:style-name="ce18" office:value-type="string">
            <text:p>Add new resourc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T050</text:p>
          </table:table-cell>
          <table:table-cell table:style-name="ce5" office:value-type="string">
            <text:p>F050</text:p>
          </table:table-cell>
          <table:table-cell table:style-name="ce13" office:value-type="string">
            <text:p>Send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0" office:value-type="string">
            <text:p>T060</text:p>
          </table:table-cell>
          <table:table-cell table:style-name="ce10" office:value-type="string">
            <text:p>F060</text:p>
          </table:table-cell>
          <table:table-cell table:style-name="ce19" office:value-type="string">
            <text:p>Check notifica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T070</text:p>
          </table:table-cell>
          <table:table-cell table:style-name="ce5" office:value-type="string">
            <text:p>F070</text:p>
          </table:table-cell>
          <table:table-cell table:style-name="ce20" office:value-type="string">
            <text:p>Check requests list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0" office:value-type="string">
            <text:p>T080</text:p>
          </table:table-cell>
          <table:table-cell table:style-name="ce10" office:value-type="string">
            <text:p>F080</text:p>
          </table:table-cell>
          <table:table-cell table:style-name="ce19" office:value-type="string">
            <text:p>Send several request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T090</text:p>
          </table:table-cell>
          <table:table-cell table:style-name="ce5" office:value-type="string">
            <text:p>F090</text:p>
          </table:table-cell>
          <table:table-cell table:style-name="ce20" office:value-type="string">
            <text:p>Request admin right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>
          <table:covered-table-cell/>
          <table:table-cell table:style-name="ce10" office:value-type="string">
            <text:p>T100</text:p>
          </table:table-cell>
          <table:table-cell table:style-name="ce10" office:value-type="string">
            <text:p>F100</text:p>
          </table:table-cell>
          <table:table-cell table:style-name="ce19" office:value-type="string">
            <text:p>Toke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1" table:number-rows-repeated="41">
          <table:table-cell table:style-name="Default" table:number-columns-repeated="1024"/>
        </table:table-row>
        <table:table-row table:style-name="ro1" table:number-rows-repeated="1048516">
          <table:table-cell table:number-columns-repeated="6"/>
          <table:table-cell table:content-validation-name="val1"/>
          <table:table-cell table:number-columns-repeated="1017"/>
        </table:table-row>
        <table:table-row table:style-name="ro1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Admin" table:style-name="ta1" table:print="false">
        <table:table-column table:style-name="co1" table:default-cell-style-name="ce3"/>
        <table:table-column table:style-name="co1" table:default-cell-style-name="ce11"/>
        <table:table-column table:style-name="co2" table:default-cell-style-name="ce11"/>
        <table:table-column table:style-name="co3" table:default-cell-style-name="ce2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6" table:default-cell-style-name="ce28"/>
        <table:table-row table:style-name="ro5">
          <table:table-cell table:style-name="ce1" office:value-type="string">
            <text:p>User group</text:p>
          </table:table-cell>
          <table:table-cell table:style-name="ce4" office:value-type="string">
            <text:p>Test case #</text:p>
          </table:table-cell>
          <table:table-cell table:style-name="ce4" office:value-type="string">
            <text:p>Function requirement #</text:p>
          </table:table-cell>
          <table:table-cell table:style-name="ce12" office:value-type="string">
            <text:p>Summary</text:p>
          </table:table-cell>
          <table:table-cell table:style-name="ce22" office:value-type="string">
            <text:p>Steps</text:p>
          </table:table-cell>
          <table:table-cell table:style-name="ce22" office:value-type="string">
            <text:p>Expected result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Notes</text:p>
          </table:table-cell>
          <table:table-cell table:style-name="ce26" table:number-columns-repeated="1016"/>
        </table:table-row>
        <table:table-row table:style-name="ro5">
          <table:table-cell table:style-name="ce30" office:value-type="string" table:number-columns-spanned="1" table:number-rows-spanned="11">
            <text:p>Admin</text:p>
          </table:table-cell>
          <table:table-cell office:value-type="string">
            <text:p>T110</text:p>
          </table:table-cell>
          <table:table-cell office:value-type="string">
            <text:p>F110</text:p>
          </table:table-cell>
          <table:table-cell office:value-type="string">
            <text:p>Deny deletio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120</text:p>
          </table:table-cell>
          <table:table-cell office:value-type="string">
            <text:p>F110</text:p>
          </table:table-cell>
          <table:table-cell office:value-type="string">
            <text:p>Accept dele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130</text:p>
          </table:table-cell>
          <table:table-cell office:value-type="string">
            <text:p>F120</text:p>
          </table:table-cell>
          <table:table-cell office:value-type="string">
            <text:p>Delete resource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140</text:p>
          </table:table-cell>
          <table:table-cell office:value-type="string">
            <text:p>F130</text:p>
          </table:table-cell>
          <table:table-cell office:value-type="string">
            <text:p>Add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150</text:p>
          </table:table-cell>
          <table:table-cell office:value-type="string">
            <text:p>F130</text:p>
          </table:table-cell>
          <table:table-cell office:value-type="string">
            <text:p>Delete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160</text:p>
          </table:table-cell>
          <table:table-cell office:value-type="string">
            <text:p>F130</text:p>
          </table:table-cell>
          <table:table-cell office:value-type="string">
            <text:p>Add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170</text:p>
          </table:table-cell>
          <table:table-cell office:value-type="string">
            <text:p>F130</text:p>
          </table:table-cell>
          <table:table-cell office:value-type="string">
            <text:p>Delete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180</text:p>
          </table:table-cell>
          <table:table-cell office:value-type="string">
            <text:p>F140</text:p>
          </table:table-cell>
          <table:table-cell table:style-name="ce32" office:value-type="string">
            <text:p>Delete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190</text:p>
          </table:table-cell>
          <table:table-cell office:value-type="string">
            <text:p>F150</text:p>
          </table:table-cell>
          <table:table-cell table:style-name="ce32" office:value-type="string">
            <text:p>Deny admi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00</text:p>
          </table:table-cell>
          <table:table-cell office:value-type="string">
            <text:p>F150</text:p>
          </table:table-cell>
          <table:table-cell office:value-type="string">
            <text:p>Access admi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table:style-name="ce31" office:value-type="string">
            <text:p>T210</text:p>
          </table:table-cell>
          <table:table-cell table:style-name="ce31" office:value-type="string">
            <text:p>F160, F170</text:p>
          </table:table-cell>
          <table:table-cell table:style-name="ce33" office:value-type="string">
            <text:p>Search &amp; block a user </text:p>
          </table:table-cell>
          <table:table-cell table:style-name="ce25" table:number-columns-repeated="2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5" table:number-rows-repeated="1048563">
          <table:table-cell table:number-columns-repeated="6"/>
          <table:table-cell table:content-validation-name="val1"/>
          <table:table-cell table:number-columns-repeated="1017"/>
        </table:table-row>
        <table:table-row table:style-name="ro5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Owner" table:style-name="ta1" table:print="false">
        <table:table-column table:style-name="co1" table:default-cell-style-name="ce3"/>
        <table:table-column table:style-name="co1" table:default-cell-style-name="ce11"/>
        <table:table-column table:style-name="co2" table:default-cell-style-name="ce11"/>
        <table:table-column table:style-name="co3" table:default-cell-style-name="ce2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6" table:default-cell-style-name="ce28"/>
        <table:table-row table:style-name="ro5">
          <table:table-cell table:style-name="ce1" office:value-type="string">
            <text:p>User group</text:p>
          </table:table-cell>
          <table:table-cell table:style-name="ce4" office:value-type="string">
            <text:p>Test case #</text:p>
          </table:table-cell>
          <table:table-cell table:style-name="ce4" office:value-type="string">
            <text:p>Function requirement #</text:p>
          </table:table-cell>
          <table:table-cell table:style-name="ce12" office:value-type="string">
            <text:p>Summary</text:p>
          </table:table-cell>
          <table:table-cell table:style-name="ce22" office:value-type="string">
            <text:p>Steps</text:p>
          </table:table-cell>
          <table:table-cell table:style-name="ce22" office:value-type="string">
            <text:p>Expected result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Notes</text:p>
          </table:table-cell>
          <table:table-cell table:style-name="ce26" table:number-columns-repeated="1016"/>
        </table:table-row>
        <table:table-row table:style-name="ro6">
          <table:table-cell table:style-name="ce34" office:value-type="string" table:number-columns-spanned="1" table:number-rows-spanned="9">
            <text:p>Owner</text:p>
          </table:table-cell>
          <table:table-cell office:value-type="string">
            <text:p>T220</text:p>
          </table:table-cell>
          <table:table-cell office:value-type="string">
            <text:p>F180</text:p>
          </table:table-cell>
          <table:table-cell office:value-type="string">
            <text:p>Check requests list for a own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30</text:p>
          </table:table-cell>
          <table:table-cell office:value-type="string">
            <text:p>F190</text:p>
          </table:table-cell>
          <table:table-cell office:value-type="string">
            <text:p>Check my resources li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240</text:p>
          </table:table-cell>
          <table:table-cell office:value-type="string">
            <text:p>F200</text:p>
          </table:table-cell>
          <table:table-cell office:value-type="string">
            <text:p>Add access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50</text:p>
          </table:table-cell>
          <table:table-cell office:value-type="string">
            <text:p>F210</text:p>
          </table:table-cell>
          <table:table-cell office:value-type="string">
            <text:p>Deny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60</text:p>
          </table:table-cell>
          <table:table-cell office:value-type="string">
            <text:p>F210</text:p>
          </table:table-cell>
          <table:table-cell office:value-type="string">
            <text:p>Allow access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270</text:p>
          </table:table-cell>
          <table:table-cell office:value-type="string">
            <text:p>F220</text:p>
          </table:table-cell>
          <table:table-cell office:value-type="string">
            <text:p>Add owner permission for a user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80</text:p>
          </table:table-cell>
          <table:table-cell office:value-type="string">
            <text:p>F230</text:p>
          </table:table-cell>
          <table:table-cell office:value-type="string">
            <text:p>Send deletion request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5">
          <table:covered-table-cell/>
          <table:table-cell office:value-type="string">
            <text:p>T290</text:p>
          </table:table-cell>
          <table:table-cell office:value-type="string">
            <text:p>F240</text:p>
          </table:table-cell>
          <table:table-cell office:value-type="string">
            <text:p>Check deletion notification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>
          <table:covered-table-cell/>
          <table:table-cell office:value-type="string">
            <text:p>T300</text:p>
          </table:table-cell>
          <table:table-cell office:value-type="string">
            <text:p>F250</text:p>
          </table:table-cell>
          <table:table-cell office:value-type="string">
            <text:p>Add access permission for several users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6" table:number-rows-repeated="1048565">
          <table:table-cell table:number-columns-repeated="6"/>
          <table:table-cell table:content-validation-name="val1"/>
          <table:table-cell table:number-columns-repeated="1017"/>
        </table:table-row>
        <table:table-row table:style-name="ro6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Custom" table:style-name="ta1" table:print="false">
        <table:table-column table:style-name="co1" table:default-cell-style-name="ce3"/>
        <table:table-column table:style-name="co1" table:default-cell-style-name="ce11"/>
        <table:table-column table:style-name="co2" table:default-cell-style-name="ce11"/>
        <table:table-column table:style-name="co3" table:default-cell-style-name="ce21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6" table:default-cell-style-name="ce28"/>
        <table:table-row table:style-name="ro5">
          <table:table-cell table:style-name="ce1" office:value-type="string">
            <text:p>User group</text:p>
          </table:table-cell>
          <table:table-cell table:style-name="ce4" office:value-type="string">
            <text:p>Test case #</text:p>
          </table:table-cell>
          <table:table-cell table:style-name="ce4" office:value-type="string">
            <text:p>Function requirement #</text:p>
          </table:table-cell>
          <table:table-cell table:style-name="ce12" office:value-type="string">
            <text:p>Summary</text:p>
          </table:table-cell>
          <table:table-cell table:style-name="ce22" office:value-type="string">
            <text:p>Steps</text:p>
          </table:table-cell>
          <table:table-cell table:style-name="ce22" office:value-type="string">
            <text:p>Expected result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Notes</text:p>
          </table:table-cell>
          <table:table-cell table:style-name="ce26" table:number-columns-repeated="1016"/>
        </table:table-row>
        <table:table-row table:style-name="ro4">
          <table:table-cell table:style-name="Default" table:number-columns-repeated="6"/>
          <table:table-cell table:style-name="ce23" table:content-validation-name="val1"/>
          <table:table-cell table:style-name="ce23"/>
          <table:table-cell table:style-name="ce27" table:number-columns-repeated="1016"/>
        </table:table-row>
        <table:table-row table:style-name="ro4">
          <table:table-cell table:style-name="Default" table:number-columns-repeated="6"/>
          <table:table-cell table:content-validation-name="val1"/>
          <table:table-cell table:number-columns-repeated="1017"/>
        </table:table-row>
        <table:table-row table:style-name="ro4">
          <table:table-cell table:style-name="Default" table:number-columns-repeated="6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4" table:number-rows-repeated="2">
          <table:table-cell table:style-name="Default" table:number-columns-repeated="6"/>
          <table:table-cell table:content-validation-name="val1"/>
          <table:table-cell table:number-columns-repeated="1017"/>
        </table:table-row>
        <table:table-row table:style-name="ro4">
          <table:table-cell table:style-name="Default" table:number-columns-repeated="6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4" table:number-rows-repeated="3">
          <table:table-cell table:style-name="Default" table:number-columns-repeated="6"/>
          <table:table-cell table:content-validation-name="val1"/>
          <table:table-cell table:number-columns-repeated="1017"/>
        </table:table-row>
        <table:table-row table:style-name="ro4">
          <table:table-cell table:style-name="Default" table:number-columns-repeated="6"/>
          <table:table-cell table:style-name="ce25" table:content-validation-name="val1"/>
          <table:table-cell table:style-name="ce25"/>
          <table:table-cell table:style-name="ce29" table:number-columns-repeated="1016"/>
        </table:table-row>
        <table:table-row table:style-name="ro4" table:number-rows-repeated="27">
          <table:table-cell table:style-name="Default" table:number-columns-repeated="6"/>
          <table:table-cell table:content-validation-name="val1"/>
          <table:table-cell table:number-columns-repeated="1017"/>
        </table:table-row>
        <table:table-row table:style-name="ro4" table:number-rows-repeated="1048537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table:number-columns-repeated="6"/>
          <table:table-cell table:content-validation-name="val1"/>
          <table:table-cell table:number-columns-repeated="1017"/>
        </table:table-row>
        <table:named-expressions/>
      </table:table>
      <table:table table:name="Auswahlliste" table:style-name="ta1" table:print="false">
        <table:table-column table:style-name="co8" table:default-cell-style-name="Default"/>
        <table:table-row table:style-name="ro4">
          <table:table-cell office:value-type="string">
            <text:p>Status</text:p>
          </table:table-cell>
        </table:table-row>
        <table:table-row table:style-name="ro4">
          <table:table-cell table:style-name="ce35" office:value-type="string">
            <text:p>passed</text:p>
          </table:table-cell>
        </table:table-row>
        <table:table-row table:style-name="ro4">
          <table:table-cell table:style-name="ce36" office:value-type="string">
            <text:p>failed</text:p>
          </table:table-cell>
        </table:table-row>
        <table:named-expressions/>
      </table:table>
      <table:named-expressions>
        <table:named-range table:name="Status" table:base-cell-address="$Admin.$A$3" table:cell-range-address="$Auswahlliste.$A$2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18:1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Slobodyanik</meta:initial-creator>
    <meta:creation-date>2018-02-19T21:55:53.06</meta:creation-date>
    <dc:date>2018-02-21T18:18:41.30</dc:date>
    <dc:creator>Anastasia Slobodyanik</dc:creator>
    <meta:editing-duration>PT6M38S</meta:editing-duration>
    <meta:editing-cycles>2</meta:editing-cycles>
    <meta:generator>OpenOffice/4.1.2$Win32 OpenOffice.org_project/412m3$Build-9782</meta:generator>
    <meta:document-statistic meta:table-count="5" meta:cell-count="134" meta:object-count="0"/>
  </office:meta>
</office:document-meta>
</file>